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3.3846in"/>
    </style:style>
    <style:style style:name="co3" style:family="table-column">
      <style:table-column-properties fo:break-before="auto" style:column-width="7.9583in"/>
    </style:style>
    <style:style style:name="co4" style:family="table-column">
      <style:table-column-properties fo:break-before="auto" style:column-width="2.8547in"/>
    </style:style>
    <style:style style:name="co5" style:family="table-column">
      <style:table-column-properties fo:break-before="auto" style:column-width="2.798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8752in" fo:break-before="auto" style:use-optimal-row-height="false"/>
    </style:style>
    <style:style style:name="ta1" style:family="table" style:master-page-name="PageStyle_5f_Specyfikacje_20_do_20_PP">
      <style:table-properties table:display="true" style:writing-mode="lr-tb"/>
    </style:style>
    <style:style style:name="ta2" style:family="table" style:master-page-name="PageStyle_5f_Aktywności_20_w_20_stos._20_do_20_produktów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ce2" style:family="table-cell" style:parent-style-name="Default">
      <style:table-cell-properties fo:background-color="#674ea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674ea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ackground-color="#d9d2e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674ea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674ea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cc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5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 style:data-style-name="N10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ecyfikacje do P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od: Corpo AIESEC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Postacie:</text:p>
          </table:table-cell>
          <table:table-cell table:style-name="ce4" table:number-columns-repeated="2"/>
          <table:table-cell table:style-name="ce7" office:value-type="string" calcext:value-type="string">
            <text:p>Opis aktywności do manuala: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string" calcext:value-type="string">
            <text:p>1. Ochroniarz korporacji</text:p>
          </table:table-cell>
          <table:table-cell table:style-name="ce2" table:number-columns-spanned="2" table:number-rows-spanned="280"/>
          <table:covered-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2. Spec od ksera</text:p>
          </table:table-cell>
          <table:covered-table-cell table:number-columns-repeated="2"/>
          <table:table-cell table:style-name="ce9" office:value-type="string" calcext:value-type="string">
            <text:p>-„W pogoni za klientelą”- Ulotkowanie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3. Coffee maker</text:p>
          </table:table-cell>
          <table:covered-table-cell table:number-columns-repeated="2"/>
          <table:table-cell table:style-name="ce10" office:value-type="string" calcext:value-type="string">
            <text:p>Pogoda sprzyja spacerom. Spacery sprzyjają nawiązywaniu nowych kontaktów. A nowe kontakty bardzo ucieszą Twojego szefa i podwyższą Twoją pozycję w rankingu. Zintegruj się ze współpracownikami na wspólnym ulotkowaniu! W biurze czeka na Was stos ulotek a na uczelniach mnóstwo studentów. Krótko, zwięźle i na temat, na koniec zdjęcie @na dziko i zrobione!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4. Pomocnik sekretarki</text:p>
          </table:table-cell>
          <table:covered-table-cell table:number-columns-repeated="2"/>
          <table:table-cell table:style-name="ce9" office:value-type="string" calcext:value-type="string">
            <text:p>-„Przedstaw branże od podszewki”-class shouty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5. Wyższy porządkowy biura</text:p>
          </table:table-cell>
          <table:covered-table-cell table:number-columns-repeated="2"/>
          <table:table-cell table:style-name="ce10" office:value-type="string" calcext:value-type="string">
            <text:p>Chcesz w przyszłości zostać szefem lub managerem? Koniecznie musisz pokazać swojej umiejętności przemawiania do grupy. Nie czekaj ani chwili! Grupą docelową twojego zadania są studenci, więc po uzgodnieniu warunków umowy z wykładowcą zorganizuj wystąpienie publiczne na ich zajęciach. Opowiedz o swojej branży i zachęć do składania aplikacji!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6. Sekretarka</text:p>
          </table:table-cell>
          <table:covered-table-cell table:number-columns-repeated="2"/>
          <table:table-cell table:style-name="ce10" office:value-type="string" calcext:value-type="string">
            <text:p>Twoje notowania wzrosną i awansujesz szybciej niż się spodziewasz!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7. Projektant grafik</text:p>
          </table:table-cell>
          <table:covered-table-cell table:number-columns-repeated="2"/>
          <table:table-cell table:style-name="ce9" office:value-type="string" calcext:value-type="string">
            <text:p>-"Poszukiwanie zasobów”- plakatowanie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8. Asystent managera</text:p>
          </table:table-cell>
          <table:covered-table-cell table:number-columns-repeated="2"/>
          <table:table-cell table:style-name="ce10" office:value-type="string" calcext:value-type="string">
            <text:p>Zainwestujswój czas w poszukiwanie nowych zasobów ludzkich! Rozwieś plakaty promocyjne nad których wydrukowaniem ciężko pracowałeś jako spec od ksera – im więcej plakatów rozwiesisz, tym szybciej pożegnasz się z parzeniem kawy czy wypełnianiem stosu papierów! Ranking na „ Pracownika miesiąca” coraz bliżej!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9. Młodszy specjalista do spraw zarządzania relacjami z klientem</text:p>
          </table:table-cell>
          <table:covered-table-cell table:number-columns-repeated="2"/>
          <table:table-cell table:style-name="ce10" office:value-type="string" calcext:value-type="string">
            <text:p>Materiały promocyjne znajdziesz w biurze szefa. Zabierz jak najwięcej oraz rozwieś w miejscach potencjalnego zainteresowania – aby dać się zauważyć przy dawaniu awansów, zrób zdjęcie swoje świetnie wykonanej pracy i wrzuć na @na dziko!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0. Coach</text:p>
          </table:table-cell>
          <table:covered-table-cell table:number-columns-repeated="2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1. Główny księgowy</text:p>
          </table:table-cell>
          <table:covered-table-cell table:number-columns-repeated="2"/>
          <table:table-cell table:style-name="ce9" office:value-type="string" calcext:value-type="string">
            <text:p>-”Spotkanie na szczycie” – standy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2. Manager do spraw promocji</text:p>
          </table:table-cell>
          <table:covered-table-cell table:number-columns-repeated="2"/>
          <table:table-cell table:style-name="ce10" office:value-type="string" calcext:value-type="string">
            <text:p>Zabierz wszystkie potrzebne Ci materiały z biura, organizuj standy i przeprowadzaj rozmowy w cztery oczy! Nie omieszkaj opowiedzieć o każdym szczególe pracy, zachęcając tym samym młodą krew. Im więcej spotkań odbędziesz, tym szybciej wespniesz się po szczeblach swojej korporacyjnej kariery!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3. Zastępca kierownika</text:p>
          </table:table-cell>
          <table:covered-table-cell table:number-columns-repeated="2"/>
          <table:table-cell table:style-name="ce10" office:value-type="string" calcext:value-type="string">
            <text:p>Nie zapomnij o wzięciu namiarów w postaci adresów e-mail na klientele, inaczej szef nie będzie zadowolony. Rewanżując się za to, podaj stronę internetową swojej ukochanej firmy.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4. Kierownik do spraw dystrubucji</text:p>
          </table:table-cell>
          <table:covered-table-cell table:number-columns-repeated="2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5. Dyrektor artystyczny</text:p>
          </table:table-cell>
          <table:covered-table-cell table:number-columns-repeated="2"/>
          <table:table-cell table:style-name="ce9" office:value-type="string" calcext:value-type="string">
            <text:p>-”Wyjście na salony” - udział w eventach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6. Szef</text:p>
          </table:table-cell>
          <table:covered-table-cell table:number-columns-repeated="2"/>
          <table:table-cell table:style-name="ce10" office:value-type="string" calcext:value-type="string">
            <text:p>Połącz miłość do pracy z namiętnością do imprezowania! Weź udział w jednym z branżowych eventów na Facebooku zapraszając wcześniej wszystkich znajomych, a także znajomych znajomych. Podczas wydarzenia bryluj na parkiecie, zabawiaj rozmową o interesach i pozyskuj klientów! Wizja Ciebie na fotelu Szefa jest już coraz wyraźniejsza.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7. Prezes</text:p>
          </table:table-cell>
          <table:covered-table-cell table:number-columns-repeated="2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8. Corpo Guru - człowiek sukcesu!</text:p>
          </table:table-cell>
          <table:covered-table-cell table:number-columns-repeated="2"/>
          <table:table-cell table:style-name="ce9" office:value-type="string" calcext:value-type="string">
            <text:p>-„Socialpionier” - postowanie/viral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Grafiki: https://docs.google.com/document/d/1wxjF-NZZbvoi2XhAX8ypuVA-sao0VIS2p-UdalBbJf0/edit</text:p>
          </table:table-cell>
          <table:covered-table-cell table:number-columns-repeated="2"/>
          <table:table-cell table:style-name="ce10" office:value-type="string" calcext:value-type="string">
            <text:p>Twoje ostatni statystyki pokazują, że sprzedaż gwałtownie wzrasta po reklamie online? Zaufaj statystykom i działaj! Publikuj ciekawe posty i zdjęcia wraz z istotnymi linkami. Daj się poznać jako specjalista od reklamy, wyprzedź konkurencję i wreszcie zdobądź wymarzone stanowisko!</text:p>
          </table:table-cell>
          <table:table-cell table:style-name="ce11" table:number-columns-repeated="3"/>
          <table:table-cell table:number-columns-repeated="1016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 table:number-rows-repeated="10482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ktywności w stos. do produktów" table:style-name="ta2">
        <office:forms form:automatic-focus="false" form:apply-design-mode="false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2" office:value-type="string" calcext:value-type="string" table:number-columns-spanned="5" table:number-rows-spanned="1">
            <text:p>Opis aktywności pod dane produkty: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Ulotkowanie</text:p>
          </table:table-cell>
          <table:table-cell table:style-name="ce15" office:value-type="string" calcext:value-type="string">
            <text:p>UNI</text:p>
          </table:table-cell>
          <table:table-cell table:style-name="ce15" office:value-type="string" calcext:value-type="string">
            <text:p>FL</text:p>
          </table:table-cell>
          <table:table-cell table:style-name="ce15" office:value-type="string" calcext:value-type="string">
            <text:p>OGXy</text:p>
          </table:table-cell>
          <table:table-cell table:style-name="ce15" office:value-type="string" calcext:value-type="string">
            <text:p>DKi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Plakatowanie</text:p>
          </table:table-cell>
          <table:table-cell table:style-name="ce16" table:number-columns-spanned="1" table:number-rows-spanned="2"/>
          <table:table-cell table:style-name="ce19"/>
          <table:table-cell table:style-name="ce15" office:value-type="string" calcext:value-type="string">
            <text:p>OGXy</text:p>
          </table:table-cell>
          <table:table-cell table:style-name="ce15" office:value-type="string" calcext:value-type="string">
            <text:p>DKi</text:p>
          </table:table-cell>
          <table:table-cell table:number-columns-repeated="1019"/>
        </table:table-row>
        <table:table-row table:style-name="ro3">
          <table:table-cell table:style-name="ce13" office:value-type="string" calcext:value-type="string">
            <text:p>Class shouty</text:p>
          </table:table-cell>
          <table:covered-table-cell/>
          <table:table-cell table:style-name="ce15" office:value-type="string" calcext:value-type="string">
            <text:p>FL</text:p>
          </table:table-cell>
          <table:table-cell table:style-name="ce16" table:number-columns-spanned="1" table:number-rows-spanned="4"/>
          <table:table-cell table:style-name="ce16" table:number-columns-spanned="1" table:number-rows-spanned="3"/>
          <table:table-cell/>
          <table:table-cell table:style-name="ce21" office:value-type="string" calcext:value-type="string">
            <text:p>Dni Kariery 23.02 - 11.03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Standy</text:p>
          </table:table-cell>
          <table:table-cell table:style-name="ce15" office:value-type="string" calcext:value-type="string">
            <text:p>UNI</text:p>
          </table:table-cell>
          <table:table-cell table:style-name="ce15" office:value-type="string" calcext:value-type="string">
            <text:p>FL</text:p>
          </table:table-cell>
          <table:covered-table-cell table:number-columns-repeated="2"/>
          <table:table-cell/>
          <table:table-cell table:style-name="ce21" office:value-type="string" calcext:value-type="string">
            <text:p>Uni 01.03 - 15.03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Viral</text:p>
          </table:table-cell>
          <table:table-cell table:style-name="ce17" table:number-columns-spanned="2" table:number-rows-spanned="1"/>
          <table:covered-table-cell table:number-columns-repeated="3"/>
          <table:table-cell/>
          <table:table-cell table:style-name="ce21" office:value-type="string" calcext:value-type="string">
            <text:p>Future Leaders 23.02 - 06.03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FCB Show</text:p>
          </table:table-cell>
          <table:table-cell table:style-name="ce15" office:value-type="string" calcext:value-type="string">
            <text:p>UNI</text:p>
          </table:table-cell>
          <table:table-cell table:style-name="ce15" office:value-type="string" calcext:value-type="string">
            <text:p>FL</text:p>
          </table:table-cell>
          <table:covered-table-cell/>
          <table:table-cell table:style-name="ce15" office:value-type="string" calcext:value-type="string">
            <text:p>DKi</text:p>
          </table:table-cell>
          <table:table-cell/>
          <table:table-cell table:style-name="ce21" office:value-type="string" calcext:value-type="string">
            <text:p>OGX 06.03 - 23.0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5" table:number-rows-spanned="1">
            <text:p>Event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Speed Travelling</text:p>
          </table:table-cell>
          <table:table-cell table:style-name="ce18" office:value-type="date" office:date-value="2015-02-26" calcext:value-type="date">
            <text:p>2/26/2015</text:p>
          </table:table-cell>
          <table:table-cell table:style-name="ce20" office:value-type="time" office:time-value="PT20H00M00S" calcext:value-type="time">
            <text:p>20:00</text:p>
          </table:table-cell>
          <table:table-cell table:style-name="ce19" office:value-type="string" calcext:value-type="string">
            <text:p>ZaUEK</text:p>
          </table:table-cell>
          <table:table-cell table:style-name="ce19" office:value-type="string" calcext:value-type="string">
            <text:p>Ewelina Łakoma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FL event </text:p>
          </table:table-cell>
          <table:table-cell table:style-name="ce18" office:value-type="date" office:date-value="2015-04-03" calcext:value-type="date">
            <text:p>4/3/2015</text:p>
          </table:table-cell>
          <table:table-cell table:style-name="ce19" office:value-type="string" calcext:value-type="string">
            <text:p>w trakcie zajęć</text:p>
          </table:table-cell>
          <table:table-cell table:style-name="ce19" office:value-type="string" calcext:value-type="string">
            <text:p>UEK</text:p>
          </table:table-cell>
          <table:table-cell table:style-name="ce19" office:value-type="string" calcext:value-type="string">
            <text:p>Ania Antosz</text:p>
          </table:table-cell>
          <table:table-cell/>
          <table:table-cell office:value-type="string" calcext:value-type="string">
            <text:p>Okres FL do ogx: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@UNI &amp; Soul</text:p>
          </table:table-cell>
          <table:table-cell table:style-name="ce18" office:value-type="date" office:date-value="2015-09-03" calcext:value-type="date">
            <text:p>9/3/2015</text:p>
          </table:table-cell>
          <table:table-cell table:style-name="ce19"/>
          <table:table-cell table:style-name="ce19" office:value-type="string" calcext:value-type="string">
            <text:p>Żaczek</text:p>
          </table:table-cell>
          <table:table-cell table:style-name="ce19" office:value-type="string" calcext:value-type="string">
            <text:p>Ania Antosz</text:p>
          </table:table-cell>
          <table:table-cell/>
          <table:table-cell office:value-type="string" calcext:value-type="string">
            <text:p>23.02 – 23.0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5" table:number-rows-spanned="2">
            <text:p>Nie wprowadzamy harmonogramu pod shouty, bo polecą one tylko pod FL, więc nie ma sensu sprawdzać wszystkich wykładów i ich wprowadzać. Wszystkie najważniejsze informacje znajdą się w manualu komunikacji produktów, który udostępnimy przed promo :)</text:p>
          </table:table-cell>
          <table:covered-table-cell table:number-columns-repeated="4"/>
          <table:table-cell/>
          <table:table-cell office:value-type="string" calcext:value-type="string">
            <text:p>Deki tylko do 11.03</text:p>
          </table:table-cell>
          <table:table-cell table:number-columns-repeated="1017"/>
        </table:table-row>
        <table:table-row table:style-name="ro5">
          <table:covered-table-cell table:number-columns-repeated="5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ecyfikacje_20_do_20_PP" style:display-name="PageStyle_Specyfikacje do 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ktywności_20_w_20_stos._20_do_20_produktów" style:display-name="PageStyle_Aktywności w stos. do produktó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9T18:59:02.128567278</dc:date>
    <dc:creator>Patryk Kalinowski</dc:creator>
    <meta:document-statistic meta:table-count="2" meta:cell-count="79" meta:object-count="0"/>
    <meta:generator>LibreOffice/4.2.7.2$Linux_x86 LibreOffice_project/420m0$Build-2</meta:generator>
  </office:meta>
</office:document-meta>
</file>